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style:font-name="Liberation Serif" fo:font-size="11pt" officeooo:rsid="000c84a8" officeooo:paragraph-rsid="000c84a8" style:font-size-asian="11pt" style:font-size-complex="11pt"/>
    </style:style>
    <style:style style:name="P2" style:family="paragraph" style:parent-style-name="Standard">
      <style:paragraph-properties fo:line-height="115%"/>
      <style:text-properties style:font-name="Liberation Serif" fo:font-size="11pt" officeooo:rsid="000c84a8" officeooo:paragraph-rsid="000f054f" style:font-size-asian="11pt" style:font-size-complex="11pt"/>
    </style:style>
    <style:style style:name="P3" style:family="paragraph" style:parent-style-name="Standard">
      <style:paragraph-properties fo:line-height="115%"/>
      <style:text-properties style:font-name="Liberation Serif" fo:font-size="11pt" officeooo:rsid="000d8c4d" officeooo:paragraph-rsid="000d8c4d" style:font-size-asian="11pt" style:font-size-complex="11pt"/>
    </style:style>
    <style:style style:name="P4" style:family="paragraph" style:parent-style-name="Standard">
      <style:paragraph-properties fo:line-height="115%"/>
      <style:text-properties style:font-name="Liberation Serif" fo:font-size="11pt" officeooo:rsid="000f054f" officeooo:paragraph-rsid="000f054f" style:font-size-asian="11pt" style:font-size-complex="11pt"/>
    </style:style>
    <style:style style:name="P5" style:family="paragraph" style:parent-style-name="Standard" style:list-style-name="L1">
      <style:paragraph-properties fo:line-height="115%"/>
      <style:text-properties style:font-name="Liberation Serif" fo:font-size="11pt" officeooo:rsid="000d27ae" officeooo:paragraph-rsid="000d27ae" style:font-size-asian="11pt" style:font-size-complex="11pt"/>
    </style:style>
    <style:style style:name="P6" style:family="paragraph" style:parent-style-name="Standard">
      <style:paragraph-properties fo:line-height="115%"/>
      <style:text-properties style:font-name="Liberation Serif" fo:font-size="11pt" officeooo:rsid="000d27ae" officeooo:paragraph-rsid="000d27ae" style:font-size-asian="11pt" style:font-size-complex="11pt"/>
    </style:style>
    <style:style style:name="P7" style:family="paragraph" style:parent-style-name="Standard">
      <style:paragraph-properties fo:line-height="115%"/>
      <style:text-properties style:font-name="Liberation Serif" fo:font-size="11pt" officeooo:rsid="00262be0" officeooo:paragraph-rsid="00262be0" style:font-size-asian="11pt" style:font-size-complex="11pt"/>
    </style:style>
    <style:style style:name="P8" style:family="paragraph" style:parent-style-name="Standard">
      <style:paragraph-properties fo:line-height="115%"/>
      <style:text-properties style:font-name="Liberation Serif" fo:font-size="11pt" officeooo:rsid="0010bafd" officeooo:paragraph-rsid="0010bafd" style:font-size-asian="11pt" style:font-size-complex="11pt"/>
    </style:style>
    <style:style style:name="P9" style:family="paragraph" style:parent-style-name="Standard">
      <style:paragraph-properties fo:line-height="115%"/>
      <style:text-properties style:font-name="Liberation Serif" fo:font-size="11pt" officeooo:rsid="0010bafd" officeooo:paragraph-rsid="0011d759" style:font-size-asian="11pt" style:font-size-complex="11pt"/>
    </style:style>
    <style:style style:name="P10" style:family="paragraph" style:parent-style-name="Standard">
      <style:paragraph-properties fo:line-height="115%"/>
      <style:text-properties style:font-name="Liberation Serif" fo:font-size="11pt" officeooo:rsid="0014509c" officeooo:paragraph-rsid="0014509c" style:font-size-asian="11pt" style:font-size-complex="11pt"/>
    </style:style>
    <style:style style:name="P11" style:family="paragraph" style:parent-style-name="Standard">
      <style:paragraph-properties fo:line-height="115%"/>
      <style:text-properties style:font-name="Liberation Serif" fo:font-size="11pt" officeooo:rsid="001c5f96" officeooo:paragraph-rsid="001c5f96" style:font-size-asian="11pt" style:font-size-complex="11pt"/>
    </style:style>
    <style:style style:name="P12" style:family="paragraph" style:parent-style-name="Standard">
      <style:paragraph-properties fo:line-height="115%"/>
      <style:text-properties style:font-name="Liberation Serif" fo:font-size="11pt" officeooo:rsid="00175678" officeooo:paragraph-rsid="00175678" style:font-size-asian="11pt" style:font-size-complex="11pt"/>
    </style:style>
    <style:style style:name="P13" style:family="paragraph" style:parent-style-name="Standard">
      <style:paragraph-properties fo:line-height="115%"/>
      <style:text-properties style:font-name="Liberation Serif" fo:font-size="11pt" officeooo:rsid="00175678" officeooo:paragraph-rsid="001a9f8f" style:font-size-asian="11pt" style:font-size-complex="11pt"/>
    </style:style>
    <style:style style:name="P14" style:family="paragraph" style:parent-style-name="Standard">
      <style:paragraph-properties fo:line-height="115%"/>
      <style:text-properties style:font-name="Liberation Serif" fo:font-size="11pt" officeooo:rsid="001ae044" officeooo:paragraph-rsid="001ae044" style:font-size-asian="11pt" style:font-size-complex="11pt"/>
    </style:style>
    <style:style style:name="P15" style:family="paragraph" style:parent-style-name="Standard">
      <style:paragraph-properties fo:line-height="115%"/>
      <style:text-properties style:font-name="Liberation Serif" fo:font-size="11pt" officeooo:rsid="001ae044" officeooo:paragraph-rsid="001afce7" style:font-size-asian="11pt" style:font-size-complex="11pt"/>
    </style:style>
    <style:style style:name="P16" style:family="paragraph" style:parent-style-name="Standard">
      <style:paragraph-properties fo:line-height="115%"/>
      <style:text-properties style:font-name="Liberation Serif" fo:font-size="11pt" officeooo:rsid="001e7a50" officeooo:paragraph-rsid="001e7a50" style:font-size-asian="11pt" style:font-size-complex="11pt"/>
    </style:style>
    <style:style style:name="P17" style:family="paragraph" style:parent-style-name="Standard">
      <style:paragraph-properties fo:line-height="115%"/>
      <style:text-properties style:font-name="Liberation Serif" fo:font-size="11pt" officeooo:paragraph-rsid="000d27ae" style:font-size-asian="11pt" style:font-size-complex="11pt"/>
    </style:style>
    <style:style style:name="P18" style:family="paragraph" style:parent-style-name="Standard" style:list-style-name="L1">
      <style:paragraph-properties fo:line-height="115%"/>
      <style:text-properties style:font-name="Liberation Serif" fo:font-size="11pt" officeooo:paragraph-rsid="000d27ae" style:font-size-asian="11pt" style:font-size-complex="11pt"/>
    </style:style>
    <style:style style:name="P19" style:family="paragraph" style:parent-style-name="Standard">
      <style:paragraph-properties fo:line-height="115%"/>
      <style:text-properties style:font-name="Liberation Serif" fo:font-size="11pt" officeooo:paragraph-rsid="0010bafd" style:font-size-asian="11pt" style:font-size-complex="11pt"/>
    </style:style>
    <style:style style:name="P20" style:family="paragraph" style:parent-style-name="Standard">
      <style:paragraph-properties fo:line-height="115%"/>
      <style:text-properties style:font-name="Liberation Serif" fo:font-size="11pt" officeooo:paragraph-rsid="0020478a" style:font-size-asian="11pt" style:font-size-complex="11pt"/>
    </style:style>
    <style:style style:name="P21" style:family="paragraph" style:parent-style-name="Standard">
      <style:paragraph-properties fo:line-height="115%"/>
      <style:text-properties style:font-name="Liberation Serif" fo:font-size="11pt" officeooo:paragraph-rsid="00175678" style:font-size-asian="11pt" style:font-size-complex="11pt"/>
    </style:style>
    <style:style style:name="P22" style:family="paragraph" style:parent-style-name="Standard">
      <style:paragraph-properties fo:line-height="115%"/>
      <style:text-properties style:font-name="Liberation Serif" fo:font-size="11pt" officeooo:paragraph-rsid="0023d5fb" style:font-size-asian="11pt" style:font-size-complex="11pt"/>
    </style:style>
    <style:style style:name="P23" style:family="paragraph" style:parent-style-name="Standard">
      <style:paragraph-properties fo:line-height="115%"/>
      <style:text-properties style:font-name="Liberation Serif" fo:font-size="11pt" officeooo:paragraph-rsid="001afce7" style:font-size-asian="11pt" style:font-size-complex="11pt"/>
    </style:style>
    <style:style style:name="P24" style:family="paragraph" style:parent-style-name="Standard">
      <style:paragraph-properties fo:line-height="115%"/>
      <style:text-properties style:font-name="Liberation Serif" fo:font-size="11pt" officeooo:rsid="00278ecb" officeooo:paragraph-rsid="00278ecb" style:font-size-asian="11pt" style:font-size-complex="11pt"/>
    </style:style>
    <style:style style:name="P25" style:family="paragraph" style:parent-style-name="Standard">
      <style:paragraph-properties fo:line-height="115%"/>
      <style:text-properties style:font-name="Liberation Serif" fo:font-size="11pt" officeooo:rsid="002891e2" officeooo:paragraph-rsid="002891e2" style:font-size-asian="11pt" style:font-size-complex="11pt"/>
    </style:style>
    <style:style style:name="P26" style:family="paragraph" style:parent-style-name="Standard">
      <style:paragraph-properties fo:line-height="115%"/>
      <style:text-properties style:font-name="Liberation Serif" fo:font-size="11pt" officeooo:rsid="002891e2" officeooo:paragraph-rsid="00297334" style:font-size-asian="11pt" style:font-size-complex="11pt"/>
    </style:style>
    <style:style style:name="P27" style:family="paragraph" style:parent-style-name="Standard">
      <style:paragraph-properties fo:line-height="115%"/>
      <style:text-properties style:font-name="Liberation Serif" fo:font-size="11pt" officeooo:rsid="00297334" officeooo:paragraph-rsid="00297334" style:font-size-asian="11pt" style:font-size-complex="11pt"/>
    </style:style>
    <style:style style:name="P28" style:family="paragraph" style:parent-style-name="Standard">
      <style:paragraph-properties fo:line-height="115%"/>
      <style:text-properties style:font-name="Liberation Serif" fo:font-size="11pt" officeooo:rsid="00297334" officeooo:paragraph-rsid="002bb465" style:font-size-asian="11pt" style:font-size-complex="11pt"/>
    </style:style>
    <style:style style:name="P29" style:family="paragraph" style:parent-style-name="Standard">
      <style:paragraph-properties fo:line-height="115%"/>
      <style:text-properties style:font-name="Liberation Serif" fo:font-size="11pt" officeooo:rsid="002bb465" officeooo:paragraph-rsid="002bb465" style:font-size-asian="11pt" style:font-size-complex="11pt"/>
    </style:style>
    <style:style style:name="P30" style:family="paragraph" style:parent-style-name="Standard">
      <style:paragraph-properties fo:line-height="115%"/>
      <style:text-properties style:font-name="Liberation Serif" fo:font-size="11pt" officeooo:rsid="002bf3f5" officeooo:paragraph-rsid="002bf3f5" style:font-size-asian="11pt" style:font-size-complex="11pt"/>
    </style:style>
    <style:style style:name="P31" style:family="paragraph" style:parent-style-name="Standard">
      <style:paragraph-properties fo:line-height="115%"/>
      <style:text-properties style:font-name="Liberation Serif" fo:font-size="11pt" officeooo:rsid="002deb9a" officeooo:paragraph-rsid="002deb9a" style:font-size-asian="11pt" style:font-size-complex="11pt"/>
    </style:style>
    <style:style style:name="P32" style:family="paragraph" style:parent-style-name="Standard">
      <style:paragraph-properties fo:line-height="115%"/>
      <style:text-properties style:font-name="Liberation Serif" fo:font-size="11pt" officeooo:rsid="002fbd34" officeooo:paragraph-rsid="002fbd34" style:font-size-asian="11pt" style:font-size-complex="11pt"/>
    </style:style>
    <style:style style:name="P33" style:family="paragraph" style:parent-style-name="Standard">
      <style:paragraph-properties fo:line-height="115%"/>
      <style:text-properties style:font-name="Liberation Serif" fo:font-size="11pt" officeooo:rsid="00314023" officeooo:paragraph-rsid="00314023" style:font-size-asian="11pt" style:font-size-complex="11pt"/>
    </style:style>
    <style:style style:name="P34" style:family="paragraph" style:parent-style-name="Standard">
      <style:paragraph-properties fo:line-height="115%"/>
      <style:text-properties style:font-name="Liberation Serif" fo:font-size="11pt" fo:font-weight="bold" officeooo:rsid="0010bafd" officeooo:paragraph-rsid="0010bafd" style:font-size-asian="11pt" style:font-weight-asian="bold" style:font-size-complex="11pt" style:font-weight-complex="bold"/>
    </style:style>
    <style:style style:name="P35" style:family="paragraph" style:parent-style-name="Standard">
      <style:paragraph-properties fo:line-height="115%"/>
      <style:text-properties style:font-name="Liberation Serif" fo:font-size="11pt" fo:font-weight="bold" officeooo:rsid="002bb465" officeooo:paragraph-rsid="002bf3f5" style:font-size-asian="11pt" style:font-weight-asian="bold" style:font-size-complex="11pt" style:font-weight-complex="bold"/>
    </style:style>
    <style:style style:name="P36" style:family="paragraph" style:parent-style-name="Standard">
      <style:paragraph-properties fo:line-height="115%"/>
      <style:text-properties style:font-name="Liberation Serif" fo:font-size="11pt" fo:font-weight="bold" officeooo:rsid="0031e05e" officeooo:paragraph-rsid="0031e05e" style:font-size-asian="11pt" style:font-weight-asian="bold" style:font-size-complex="11pt" style:font-weight-complex="bold"/>
    </style:style>
    <style:style style:name="P37" style:family="paragraph" style:parent-style-name="Standard" style:list-style-name="L9">
      <style:paragraph-properties fo:line-height="115%"/>
      <style:text-properties officeooo:paragraph-rsid="002deb9a"/>
    </style:style>
    <style:style style:name="P3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0d27ae"/>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officeooo:rsid="000f054f"/>
    </style:style>
    <style:style style:name="T5" style:family="text">
      <style:text-properties officeooo:rsid="0011d759"/>
    </style:style>
    <style:style style:name="T6" style:family="text">
      <style:text-properties officeooo:rsid="0014509c"/>
    </style:style>
    <style:style style:name="T7" style:family="text">
      <style:text-properties officeooo:rsid="001ae044"/>
    </style:style>
    <style:style style:name="T8" style:family="text">
      <style:text-properties officeooo:rsid="001afce7"/>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0478a" style:font-style-asian="italic" style:font-weight-asian="bold" style:font-style-complex="italic" style:font-weight-complex="bold"/>
    </style:style>
    <style:style style:name="T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 style:family="text">
      <style:text-properties officeooo:rsid="0020478a"/>
    </style:style>
    <style:style style:name="T13" style:family="text">
      <style:text-properties officeooo:rsid="00244b76"/>
    </style:style>
    <style:style style:name="T14" style:family="text">
      <style:text-properties officeooo:rsid="0025b9db"/>
    </style:style>
    <style:style style:name="T15" style:family="text">
      <style:text-properties officeooo:rsid="00262be0"/>
    </style:style>
    <style:style style:name="T16" style:family="text">
      <style:text-properties officeooo:rsid="002891e2"/>
    </style:style>
    <style:style style:name="T17" style:family="text">
      <style:text-properties officeooo:rsid="00297334"/>
    </style:style>
    <style:style style:name="T18" style:family="text">
      <style:text-properties officeooo:rsid="002b4019"/>
    </style:style>
    <style:style style:name="T19" style:family="text">
      <style:text-properties officeooo:rsid="002deb9a"/>
    </style:style>
    <style:style style:name="T20" style:family="text">
      <style:text-properties style:font-name="Liberation Serif" fo:font-size="11pt" officeooo:rsid="002bf3f5" style:font-size-asian="11pt" style:font-size-complex="11pt"/>
    </style:style>
    <style:style style:name="T21" style:family="text">
      <style:text-properties style:font-name="Liberation Serif" fo:font-size="11pt" officeooo:rsid="002deb9a" style:font-size-asian="11pt" style:font-size-complex="11pt"/>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rnando’s <text:span text:style-name="T14">review – draft information (01 October 2019)</text:span></text:p>
      <text:p text:style-name="P1"/>
      <text:p text:style-name="P26">Through the section you sometimes refer to suitability, ‘habita<text:span text:style-name="T17">t</text:span> <text:span text:style-name="T18">suitability</text:span>’, ‘environmental suitability’… <text:span text:style-name="T18">For consistency, just choose one term (I have a preference for environmental suitability or bioclimatic suitability ?). </text:span></text:p>
      <text:p text:style-name="P3"/>
      <text:p text:style-name="P3"/>
      <text:p text:style-name="P2"><text:span text:style-name="T3">Introduction</text:span> </text:p>
      <text:p text:style-name="P1"/>
      <text:p text:style-name="P4">Your introduction looks good but I think still need a bit of work. In particular, you could highlight better what is new in your analysis <text:span text:style-name="T8">by comparison </text:span>to others studies. The research gap that you identify comes relatively late in <text:span text:style-name="T8">the</text:span> text (3<text:span text:style-name="T2">rd</text:span> paragraph) and could be stated right in the first paragraph to help your reader focus. <text:s/></text:p>
      <text:p text:style-name="P2"/>
      <text:p text:style-name="P1">l41-54 I found this paragraph a little to dense and with a lack of connection in between sentences. As suggested by Jason this paragraph could be summarize to a few <text:span text:style-name="T4">but very specific sentences.</text:span> </text:p>
      <text:p text:style-name="P1"/>
      <text:p text:style-name="P17"><text:span text:style-name="T1">L80-87: </text:span></text:p>
      <text:list xml:id="list4199921977" text:style-name="L1">
        <text:list-item>
          <text:p text:style-name="P18"><text:span text:style-name="T1">This part seems to be the key message of your paper. It comes relatively late in your introduction. I think you could restructure your first paragraph to already introduce this idea so that it would help the reader focusing on this key message. </text:span></text:p>
        </text:list-item>
        <text:list-item>
          <text:p text:style-name="P5">Jason has made very good comments on how to restructure this same paragraph to make it stronger. <text:s/></text:p>
          <text:p text:style-name="P18"/>
        </text:list-item>
      </text:list>
      <text:p text:style-name="P19"><text:span text:style-name="T1">L80-103: Most of this paragraph focuses on past research and I really enjoyed reading the different aspect of the literature. However one aspect that was missing to me is what is the main limit of these different studies and what makes your own study different from these ? I am thinking of the scale of your analysis (global), and the breadth of the environmental gradients and the </text:span>taxonomic scope <text:span text:style-name="T1"><text:s/>of your analysis ? This would make a stronger link with your final paragraph.</text:span></text:p>
      <text:p text:style-name="P6"><text:s/></text:p>
      <text:p text:style-name="P6">L104 – 108. I would start this paragraph with your aim. I found that your aim could be rephrase so that it become stronger. </text:p>
      <text:p text:style-name="P6"/>
      <text:p text:style-name="P6"/>
      <text:p text:style-name="P34">Methods</text:p>
      <text:p text:style-name="P7"/>
      <text:p text:style-name="P25">While very good, I found your method section a bit long, a lot of information related to the data cleaning process could go in annex (even tho this took most of your time ! ). </text:p>
      <text:p text:style-name="P25"/>
      <text:p text:style-name="P25"/>
      <text:p text:style-name="P25"/>
      <text:p text:style-name="P7"/>
      <text:p text:style-name="P8">L124 – 141: <text:span text:style-name="T8">Agree with Jason, you could put </text:span>these citations <text:span text:style-name="T8">in</text:span> annex ?</text:p>
      <text:p text:style-name="P8"/>
      <text:p text:style-name="P9">L141-150: <text:span text:style-name="T5">These sentences could be summarized. </text:span></text:p>
      <text:p text:style-name="P9">Taxonomic uncertainty <text:span text:style-name="T5">was undoubtedly an important part of your analysis, but hat about distributional or locational uncertainty ? (most of the work you did before estimating species suitability consist in reducing this uncertainty ?) <text:s/>You could add a reference to Jetz et al. Essential biodiversity variables for mapping and monitoring species population, nature 2019.</text:span></text:p>
      <text:p text:style-name="P9"/>
      <text:p text:style-name="P10"><text:soft-page-break/>L160-215. Is it possible to summarize all this work into a few sentence and add the full procedure to the annex ? </text:p>
      <text:p text:style-name="P10"/>
      <text:p text:style-name="P10">L232-257. Idem here. I feel that most of this text should be in annex. You could simply say <text:span text:style-name="T8">something like</text:span></text:p>
      <text:p text:style-name="P10"/>
      <text:p text:style-name="P20"><text:span text:style-name="T6">Issues with data quality are a central issue hampering the use of publicly available species occurrence GBIF data <text:s/>in ecology and biogeography (Jetz et al 2019). Major problems are: data entry errors leading to erroneous occurrence records, imprecise geo-referencing mostly of pre-GPS records and missing metadata specifying data entry and coordinate precision. To limit spatial bias and ensure data quality in our analysis, we followed a series of filters and geographic heuristics to correct or remove erroneous and imprecise referencing records following the procedure described in Zizka et al. (2019). In particular, we excluded </text:span>records assigned to country or province centroid, the open ocean, the headquarters of the Global Biodiversity Information Facility, urban areas or the location of biodiversity institutions (museums, zoos, botanical gardens, universities). <office:annotation office:name="__Annotation__4028_906658816"><dc:creator>Unknown Author</dc:creator><dc:date>2019-10-01T11:10:53.713899785</dc:date><text:p text:style-name="P38"><text:span text:style-name="T22">You can of omitted that part in your current description</text:span></text:p></office:annotation>Furthermore <text:span text:style-name="T12">we removed</text:span> per species zero coordinates, identical latitude/longitude, invalid coordinates <text:span text:style-name="T12">(c</text:span>oordinate-country discordance<text:span text:style-name="T12">) and duplicated records</text:span>.<office:annotation-end office:name="__Annotation__4028_906658816"/> <text:span text:style-name="T12">We also used the GBIF metadata to remove records with a large coordinate uncertainty and large temporal outliers</text:span> <text:span text:style-name="T15">(exclusion of fossil records and records collected before the second world war). </text:span></text:p>
      <text:p text:style-name="P21"/>
      <text:p text:style-name="P21"/>
      <text:p text:style-name="P11"><text:span text:style-name="T9">Responses to you</text:span><text:span text:style-name="T10">r</text:span><text:span text:style-name="T9"> questions:</text:span> </text:p>
      <text:p text:style-name="P12">L236-237: you simply requested occurrences for which coordinates of the observation were available <text:span text:style-name="T7">(but no information on geospatial issue at this stage)</text:span></text:p>
      <text:p text:style-name="P13">L239 - <text:span text:style-name="T7">246</text:span>: <text:span text:style-name="T7">For all references you can cite</text:span> Zizka et al. (2019)</text:p>
      <text:p text:style-name="P22"><text:span text:style-name="T7">L242. 1945 was chosen arbitrarily. R</text:span>ecords from before the second world war are often very imprecise, especially if they were geo-referenced based on political entities. Additionally old records might be likely from areas where species went extinct (for example due to land-use change).</text:p>
      <text:p text:style-name="P14">L243-244 you are referring here to the number of counts (observations) for each single occurrences. Again the 0-100 range is arbitrary. <text:s/>0 count for an occurrence means that the species was not recorded at this location! <text:s/>more than 100 counts is exceptionally high.</text:p>
      <text:p text:style-name="P15">L245-246. GBIF builds on so many <text:span text:style-name="T13">sources</text:span>…. <text:span text:style-name="T8">Some observation are human observations, machine observation (refereed to observations) or unknown observations (literature/unknown), some refer to preserved/living specimen other fossil specimen. Unknown observation and fossil records are known to be highly unreliable. Given the scope of your analysis it would have extremely difficult to check these records individually, so simply decided to remove those from the analysis.</text:span></text:p>
      <text:p text:style-name="P15"/>
      <text:p text:style-name="P15"/>
      <text:p text:style-name="P16">l275 – 277: This often refereed to the ‘spatial autocorrelation’ issue. I think you could add a few extra explanation here on why this is such an issues in distributional data...Something like</text:p>
      <text:p text:style-name="P16"/>
      <text:p text:style-name="P16"><text:bookmark text:name="docs-internal-guid-212383f5-7fff-7769-e8d3-cb995a11fac0"/><text:span text:style-name="T11">Sets of occurrence data tend to be spatially aggregated due to sample bias (tendency to collect close to cities, certain countries). Spatial autocorrelation arises in ecological data because geographically clumped records tend to be more similar, in physical characteristics and/or species abundances, than are pairs locations that are farther apart. To account for such spatial dependency in occurrence data we ….</text:span></text:p>
      <text:p text:style-name="P16"/>
      <text:p text:style-name="P24">l336 – The effect of suitability ? On what ? <text:s/>You might need to be more precise here. </text:p>
      <text:p text:style-name="P24">the effect of ‘environmental’ or ‘habitat’ suitability ‘on the Grinellian niche’ ?</text:p>
      <text:p text:style-name="P23"/>
      <text:p text:style-name="P24">L337 you mentioned 5 predictors but then only cite 4 predictors (l340)… </text:p>
      <text:p text:style-name="P24">L341 could you bring clarity here on the difference between species generalism and possible numbers of partners <text:span text:style-name="T16">in this sentence ?</text:span></text:p>
      <text:p text:style-name="P24"><text:soft-page-break/></text:p>
      <text:p text:style-name="P25">L352-354: how does this relate to the fact that your model was particularly stringent ? I not sure I see the link with what you mentioned above. </text:p>
      <text:p text:style-name="P35"/>
      <text:p text:style-name="P36">Results</text:p>
      <text:p text:style-name="P30">This section needs to be restructure<text:span text:style-name="T19">d</text:span> <text:span text:style-name="T19">from l 392 </text:span>so that you can demonstrate some of the elements you discuss in the discussion section. </text:p>
      <text:p text:style-name="P31"/>
      <text:p text:style-name="P31">Two key points of your discussion are </text:p>
      <text:list xml:id="list2718379875" text:style-name="L9">
        <text:list-item>
          <text:p text:style-name="P37"><text:span text:style-name="T20">how changing values of each partner might systematically influence the number of partners they use ?</text:span></text:p>
        </text:list-item>
        <text:list-item>
          <text:p text:style-name="P37"><text:span text:style-name="T20">And how </text:span><text:span text:style-name="T21">environmental stress is influencing this relationship ?</text:span></text:p>
        </text:list-item>
      </text:list>
      <text:p text:style-name="P31">You could maybe restructure your results around these key questions (or others that comes to your mind). </text:p>
      <text:p text:style-name="P31">Also to bring more clarity for your reader it would be really nice to always state when you are stating a result for the population level and when you are stating a result at the species level. </text:p>
      <text:p text:style-name="P31"/>
      <text:p text:style-name="P29"><text:span text:style-name="T3">Discussion</text:span></text:p>
      <text:p text:style-name="P29"/>
      <text:p text:style-name="P31">You should probably start your discussion by reminding your reader what are your key questions / hypothesis ? What is the current limitation and what you did better in your analysis … (3 – 4 lines) </text:p>
      <text:p text:style-name="P31"/>
      <text:p text:style-name="P32"><text:span text:style-name="T19">Same as in the results section, I feel that you should restructured your discussion around your key questions/hypothesis. </text:span>In particular in your introduction you stated two hypothesis. I was expected to see whether both hypothesis hold at large spatial and taxonomic scope. This would nicely introduce your main results. </text:p>
      <text:p text:style-name="P31"/>
      <text:p text:style-name="P29"/>
      <text:p text:style-name="P29"/>
      <text:p text:style-name="P28"/>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08:59:01.996883870</meta:creation-date>
    <dc:date>2019-10-01T12:13:26.950896986</dc:date>
    <meta:editing-duration>PT1H48M27S</meta:editing-duration>
    <meta:editing-cycles>30</meta:editing-cycles>
    <meta:generator>LibreOffice/6.0.7.3$Linux_X86_64 LibreOffice_project/00m0$Build-3</meta:generator>
    <meta:document-statistic meta:table-count="0" meta:image-count="0" meta:object-count="0" meta:page-count="3" meta:paragraph-count="43" meta:word-count="1190" meta:character-count="7455" meta:non-whitespace-character-count="6274"/>
  </office:meta>
</office:document-meta>
</file>